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ORELLANO CRUZ, JORGE GUILLERM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528837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564208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ORELLANO CRUZ, JORGE GUILLERM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528837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5 642 08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BICERRA PAREDES, KATTY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5382277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3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3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09/2021</text:p>
          </table:table-cell>
          <table:table-cell table:style-name="Tabla2.A3" office:value-type="string">
            <text:p text:style-name="P22">5127583</text:p>
          </table:table-cell>
          <table:table-cell table:style-name="Tabla2.D3" office:value-type="string">
            <text:p text:style-name="P23">23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7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0:29:1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